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A300000064D3802196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3.767cm" fo:margin-left="2.503cm" table:align="left" style:writing-mode="lr-tb"/>
    </style:style>
    <style:style style:name="Table1.A" style:family="table-column">
      <style:table-column-properties style:column-width="8.874cm"/>
    </style:style>
    <style:style style:name="Table1.B" style:family="table-column">
      <style:table-column-properties style:column-width="4.89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 style:snap-to-layout-grid="false"/>
      <style:text-properties style:font-name="Tahoma" fo:font-size="10pt" style:font-size-asian="10pt" style:font-name-complex="Tahoma" style:font-size-complex="10pt"/>
    </style:style>
    <style:style style:name="P2" style:family="paragraph" style:parent-style-name="Header">
      <style:paragraph-properties fo:text-align="end" style:justify-single-word="false"/>
      <style:text-properties style:font-name="Tahoma" fo:font-size="10pt" style:font-size-asian="10pt" style:font-name-complex="Tahoma" style:font-size-complex="10pt"/>
    </style:style>
    <style:style style:name="P3" style:family="paragraph" style:parent-style-name="Header">
      <style:paragraph-properties fo:text-align="end" style:justify-single-word="false" style:snap-to-layout-grid="false"/>
      <style:text-properties style:font-name="Tahoma" fo:font-size="10pt" style:font-size-asian="10pt" style:font-name-complex="Tahoma" style:font-size-complex="10pt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6" style:family="paragraph" style:parent-style-name="Standard">
      <style:text-properties fo:font-size="5pt" style:font-size-asian="5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paragraph-properties style:snap-to-layout-grid="false"/>
      <style:text-properties fo:font-style="italic" fo:font-weight="bold" style:font-style-asian="italic" style:font-weight-asian="bold"/>
    </style:style>
    <style:style style:name="P10" style:family="paragraph" style:parent-style-name="Standard">
      <style:paragraph-properties fo:text-align="end" style:justify-single-word="false" style:snap-to-layout-grid="false"/>
      <style:text-properties fo:font-style="italic" fo:font-weight="bold" style:font-style-asian="italic" style:font-weight-asian="bold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2" style:family="paragraph" style:parent-style-name="Standard">
      <style:paragraph-properties fo:line-height="115%" fo:padding-left="0.141cm" fo:padding-right="0cm" fo:padding-top="0.035cm" fo:padding-bottom="0.035cm" fo:border="0.018cm solid #000000"/>
    </style:style>
    <style:style style:name="P13" style:family="paragraph" style:parent-style-name="Standard">
      <style:paragraph-properties fo:text-align="end" style:justify-single-word="false"/>
      <style:text-properties officeooo:paragraph-rsid="0017a9a5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/>
    </style:style>
    <style:style style:name="P15" style:family="paragraph" style:parent-style-name="Standard">
      <style:paragraph-properties fo:line-height="115%" fo:padding-left="0.141cm" fo:padding-right="0cm" fo:padding-top="0.035cm" fo:padding-bottom="0.035cm" fo:border="0.018cm solid #000000"/>
      <style:text-properties officeooo:paragraph-rsid="0017a9a5"/>
    </style:style>
    <style:style style:name="T1" style:family="text">
      <style:text-properties style:font-name="Tahoma" fo:font-size="10pt" fo:language="en" fo:country="US" style:font-size-asian="10pt" style:font-name-complex="Tahoma" style:font-size-complex="10pt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17a9a5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FICHA DE AVALIAÇÃO</text:p>
      <text:p text:style-name="P5">Para uso do(a) Supervisor(a) do Estágio</text:p>
      <text:p text:style-name="P6"/>
      <text:p text:style-name="Standard">Senhor(a) Supervisor(a), </text:p>
      <text:p text:style-name="P7"/>
      <text:p text:style-name="P11">Esta <text:span text:style-name="T2">Ficha de Avaliação</text:span> deve ser encaminhada à Coordenadoria de Estágios do curso de <text:span text:style-name="T3">Ciências da Computação </text:span>da UFSC. O envio pode ser feito através do(a) estagiário(a), via e-mail para jerusa@inf.ufsc.br ou ainda via correio postal, para o seguinte endereço: <text:s/></text:p>
      <text:p text:style-name="Standard"/>
      <text:p text:style-name="Standard">Profa. Jerusa Marchi</text:p>
      <text:p text:style-name="Standard">INE-CTC-UFSC </text:p>
      <text:p text:style-name="Standard">Campus Universitário – Trindade </text:p>
      <text:p text:style-name="Standard">88040-970 – Florianópolis – SC </text:p>
      <text:p text:style-name="Standard"/>
      <text:p text:style-name="Standard"><text:s/>IDENTIFICAÇÃO <text:s/></text:p>
      <text:p text:style-name="P15">TCE N° :________________________________ DATA DE INÍCIO DO ESTÁGIO: ______/______/________</text:p>
      <text:p text:style-name="P15"><text:span text:style-name="T3">CARGA HORÁRIA SEMANAL: __________________________</text:span></text:p>
      <text:p text:style-name="P12">N° <text:s/>DE MATRÍCULA:__________________________________________________________________________</text:p>
      <text:p text:style-name="P12">NOME DO(A) ESTAGIÁRIO(A):________________________________________________________________ </text:p>
      <text:p text:style-name="P12"/>
      <text:p text:style-name="P12">NOME DO(A) SUPERVISOR(A):________________________________________________________________</text:p>
      <text:p text:style-name="P12">NOME DA EMPRESA: _________________________________________________________________ _______</text:p>
      <text:p text:style-name="P12">ENDEREÇO (Empresa): ______________________________________________________________________</text:p>
      <text:p text:style-name="P12">_______________________________________________________ ______________________________________</text:p>
      <text:p text:style-name="P12">______________________________________________________________________________________________</text:p>
      <text:p text:style-name="P12">FONE: _________________RAMAL: _______ CIDADE: ___________________________ ESTADO:________</text:p>
      <text:p text:style-name="P12"/>
      <text:p text:style-name="P12">PRINCIPAL <text:s/>ATIVIDADE NO ESTÁGIO :_________________________________________________________ ______________________________________________________________________________________________</text:p>
      <text:p text:style-name="P12"/>
      <text:p text:style-name="Standard"><text:s text:c="2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AVALIAÇÃO <text:s text:c="7"/></text:p>
          </table:table-cell>
          <table:table-cell table:style-name="Table1.B1" office:value-type="string">
            <text:p text:style-name="P9">(NOTAS DE 0 a 10)</text:p>
          </table:table-cell>
        </table:table-row>
        <table:table-row table:style-name="Table1.1">
          <table:table-cell table:style-name="Table1.A1" office:value-type="string">
            <text:p text:style-name="P8">1. CONHECIMENTOS GERAIS <text:s text:c="2"/></text:p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>2. CONHECIMENTOS ESPECÍFICOS <text:s text:c="2"/></text:p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>3. ASSIDUIDADE <text:s text:c="2"/></text:p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>4. CRIATIVIDADE <text:s text:c="2"/></text:p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>5. RESPONSABILIDADE <text:s text:c="2"/></text:p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>6. INICIATIVA <text:s text:c="2"/></text:p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>7. DISCIPLINA <text:s text:c="2"/></text:p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>8. SOCIABILIDADE <text:s text:c="2"/></text:p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10">Média:</text:p>
          </table:table-cell>
          <table:table-cell table:style-name="Table1.B1" office:value-type="string">
            <text:p text:style-name="P8"/>
          </table:table-cell>
        </table:table-row>
      </table:table>
      <text:p text:style-name="Standard"><text:s text:c="53"/></text:p>
      <text:p text:style-name="Standard">OUTRAS OBSERVAÇÕES: <text:s/>(use o verso, se necessário). </text:p>
      <text:p text:style-name="Standard"><text:s/></text:p>
      <text:p text:style-name="Standard">DATA DA AVALIAÇÃO: ____ /____ /_______ <text:s text:c="2"/>Assinatura: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Calibri" fo:font-size="11pt" fo:language="pt" fo:country="BR" style:font-name-asian="Calibri" style:font-size-asian="11pt" style:language-asian="zh" style:country-asian="CN" style:font-name-complex="Calibri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Default_20_Paragraph_20_Font" style:display-name="Default Paragraph Font" style:family="text"/>
    <style:style style:name="Header_20_Char" style:display-name="Header Char" style:family="text">
      <style:text-properties fo:font-size="11pt" style:font-size-asian="11pt" style:font-size-complex="11pt"/>
    </style:style>
    <style:style style:name="Footer_20_Char" style:display-name="Footer Char" style:family="text">
      <style:text-properties fo:font-size="11pt" style:font-size-asian="11pt" style:font-size-complex="11pt"/>
    </style:style>
    <style:style style:name="Balloon_20_Text_20_Char" style:display-name="Balloon Text Char" style:family="text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503cm" table:align="left" style:writing-mode="lr-tb"/>
    </style:style>
    <style:style style:name="Table2.A" style:family="table-column">
      <style:table-column-properties style:column-width="6.251cm"/>
    </style:style>
    <style:style style:name="Table2.B" style:family="table-column">
      <style:table-column-properties style:column-width="12.252cm"/>
    </style:style>
    <style:style style:name="Table2.1" style:family="table-row">
      <style:table-row-properties style:min-row-height="2.522cm"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MP1" style:family="paragraph" style:parent-style-name="Header">
      <style:paragraph-properties style:snap-to-layout-grid="false"/>
      <style:text-properties style:font-name="Tahoma" fo:font-size="10pt" style:font-size-asian="10pt" style:font-name-complex="Tahoma" style:font-size-complex="10pt"/>
    </style:style>
    <style:style style:name="MP2" style:family="paragraph" style:parent-style-name="Header">
      <style:paragraph-properties fo:text-align="end" style:justify-single-word="false" style:snap-to-layout-grid="false"/>
      <style:text-properties style:font-name="Tahoma" fo:font-size="10pt" style:font-size-asian="10pt" style:font-name-complex="Tahoma" style:font-size-complex="10pt"/>
    </style:style>
    <style:style style:name="MP3" style:family="paragraph" style:parent-style-name="Header">
      <style:paragraph-properties fo:text-align="end" style:justify-single-word="false"/>
      <style:text-properties style:font-name="Tahoma" fo:font-size="10pt" style:font-size-asian="10pt" style:font-name-complex="Tahoma" style:font-size-complex="10pt"/>
    </style:style>
    <style:style style:name="MP4" style:family="paragraph" style:parent-style-name="Header">
      <style:paragraph-properties fo:text-align="end" style:justify-single-word="false"/>
    </style:style>
    <style:style style:name="MP5" style:family="paragraph" style:parent-style-name="Standard">
      <style:paragraph-properties fo:text-align="end" style:justify-single-word="false"/>
      <style:text-properties officeooo:paragraph-rsid="0017a9a5"/>
    </style:style>
    <style:style style:name="MT1" style:family="text">
      <style:text-properties style:font-name="Tahoma" fo:font-size="10pt" fo:language="en" fo:country="US" style:font-size-asian="10pt" style:font-name-complex="Tahoma" style:font-size-complex="10pt"/>
    </style:style>
    <style:style style:name="MT2" style:family="text">
      <style:text-properties officeooo:rsid="0017a9a5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1.27cm" fo:margin-left="1.501cm" fo:margin-right="1.2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03cm" fo:margin-left="0cm" fo:margin-right="0cm" fo:margin-bottom="0.404cm" style:dynamic-spacing="true"/>
      </style:header-style>
      <style:footer-style>
        <style:header-footer-properties fo:min-height="0.981cm" fo:margin-left="0cm" fo:margin-right="0cm" fo:margin-top="0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752cm" fo:margin-bottom="2.251cm" fo:margin-left="1.501cm" fo:margin-right="1.24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draw:frame draw:style-name="Mfr1" draw:name="graphics1" text:anchor-type="as-char" svg:width="4.524cm" svg:height="2.773cm" draw:z-index="0"><draw:image xlink:href="Pictures/10000000000000A300000064D3802196.jpg" xlink:type="simple" xlink:show="embed" xlink:actuate="onLoad"/></draw:frame></text:p>
            </table:table-cell>
            <table:table-cell table:style-name="Table2.B1" office:value-type="string">
              <text:p text:style-name="MP2">Universidade Federal de Santa Catarina – UFSC</text:p>
              <text:p text:style-name="MP3">Departamento de Informática e Estatística – INE/CTC</text:p>
              <text:p text:style-name="MP3"/>
              <text:p text:style-name="MP3"/>
              <text:p text:style-name="MP4"><text:span text:style-name="MT1">Prof. </text:span><text:span text:style-name="MT1">Jerusa Marchi</text:span></text:p>
              <text:p text:style-name="MP4"><text:span text:style-name="MT1">jerusa</text:span><text:span text:style-name="MT1">@inf.ufsc.br</text:span></text:p>
              <text:p text:style-name="MP5">Disciplinas <text:s/>INE5<text:span text:style-name="MT2">444</text:span> – Estágio <text:span text:style-name="MT2">Supervisionado</text:span> I <text:span text:style-name="MT2">e</text:span></text:p>
              <text:p text:style-name="MP5">INE5<text:span text:style-name="MT2">445</text:span> – Estágio <text:span text:style-name="MT2">Supervisionado</text:span> II </text:p>
            </table:table-cell>
          </table:table-row>
        </table:table>
        <text:p text:style-name="Header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ome</meta:initial-creator>
    <meta:creation-date>2010-05-28T19:25:00</meta:creation-date>
    <dc:date>2013-10-23T09:53:31</dc:date>
    <meta:editing-cycles>7</meta:editing-cycles>
    <meta:editing-duration>PT00H14M57S</meta:editing-duration>
    <meta:generator>OpenOffice.org/3.2$Linux OpenOffice.org_project/320m15$Build-9492</meta:generator>
    <meta:document-statistic meta:table-count="2" meta:image-count="1" meta:object-count="0" meta:page-count="1" meta:paragraph-count="43" meta:word-count="179" meta:character-count="2128"/>
    <meta:user-defined meta:name="Info 1"/>
    <meta:user-defined meta:name="Info 2"/>
    <meta:user-defined meta:name="Info 3"/>
    <meta:user-defined meta:name="Info 4"/>
  </office:meta>
</office:document-meta>
</file>